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Verdana" fo:font-size="7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Verdana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Temp.</text:p>
            <text:p>(K) </text:p>
          </table:table-cell>
          <table:table-cell table:style-name="ce1" office:value-type="string" calcext:value-type="string">
            <text:p>Res.</text:p>
            <text:p>(ohms) 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17.1564 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19.3193 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21.4731 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23.6181 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25.7547 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27.8830 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30.0032 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32.1158 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34.2209 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36.3187 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38.4095 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40.4935 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42.5709 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44.6420 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46.7069 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48.7659 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50.8191 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52.8668 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54.9091 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56.9461 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58.9782 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61.0053 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63.0278 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65.0457 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67.0592 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69.0684 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71.0734 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73.0745 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75.0716 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77.0650 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79.0546 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81.0407 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83.0233 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85.0026 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86.9785 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88.9512 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90.9207 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92.8871 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94.8505 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96.8109 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98.7683 </text:p>
          </table:table-cell>
        </table:table-row>
        <table:table-row table:style-name="ro2">
          <table:table-cell office:value-type="string" calcext:value-type="string">
            <text:p>273.15 </text:p>
          </table:table-cell>
          <table:table-cell office:value-type="string" calcext:value-type="string">
            <text:p>100.0000 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100.7228 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102.6745 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104.6232 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106.5691 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108.5121 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110.4522 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112.3894 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114.3237 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116.2551 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118.1836 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120.1093 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122.0320 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123.9519 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125.8689 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127.7830 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129.6942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8T10:06:49.019216518</meta:creation-date>
    <dc:date>2022-02-08T10:09:09.663679090</dc:date>
    <meta:editing-duration>PT2M22S</meta:editing-duration>
    <meta:editing-cycles>1</meta:editing-cycles>
    <meta:document-statistic meta:table-count="1" meta:cell-count="118" meta:object-count="0"/>
    <meta:generator>LibreOffice/7.0.4.2$Linux_X86_64 LibreOffice_project/00$Build-2</meta:generator>
  </office:meta>
</office:document-meta>
</file>